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9" table:style-name="ta1">
        <table:shapes>
          <draw:frame draw:z-index="0" draw:style-name="gr1" draw:text-style-name="P1" svg:width="22.569cm" svg:height="13.576cm" svg:x="3.775cm" svg:y="1.734cm">
            <draw:object draw:notify-on-update-of-ranges="data9.B1:data9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oad 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sp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20:00:10.070514731</dc:date>
    <meta:editing-duration>PT3M20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7cm" svg:height="13.577cm" xlink:href=".." xlink:type="simple" chart:class="chart:bar" chart:style-name="ch1">
        <chart:title svg:x="10.44cm" svg:y="0.407cm" chart:style-name="ch2">
          <text:p>CRC32</text:p>
        </chart:title>
        <chart:plot-area chart:style-name="ch3" table:cell-range-address="data9.B1:data9.B101" svg:x="1.452cm" svg:y="1.483cm" svg:width="20.667cm" svg:height="10.852cm">
          <chart:coordinate-region svg:x="2.084cm" svg:y="1.685cm" svg:width="20.035cm" svg:height="9.711cm"/>
          <chart:axis chart:dimension="x" chart:name="primary-x" chart:style-name="ch4">
            <chart:title svg:x="11.241cm" svg:y="12.606cm" chart:style-name="ch5">
              <text:p>Basket</text:p>
            </chart:title>
          </chart:axis>
          <chart:axis chart:dimension="y" chart:name="primary-y" chart:style-name="ch6">
            <chart:title svg:x="0.451cm" svg:y="7.633cm" chart:style-name="ch7">
              <text:p>Collisions</text:p>
            </chart:title>
            <chart:grid chart:style-name="ch8" chart:class="major"/>
          </chart:axis>
          <chart:series chart:style-name="ch9" chart:values-cell-range-address="data9.B1:data9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data9.B1:data9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